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0fa67"/>
    </style:style>
    <style:style style:name="P3" style:family="paragraph" style:parent-style-name="Text_20_body">
      <style:paragraph-properties fo:text-align="center" style:justify-single-word="false"/>
      <style:text-properties officeooo:paragraph-rsid="001124a6"/>
    </style:style>
    <style:style style:name="P4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fo:font-style="italic" fo:font-weight="bold" officeooo:rsid="0010fa67" officeooo:paragraph-rsid="0010fa67"/>
    </style:style>
    <style:style style:name="P5" style:family="paragraph" style:parent-style-name="Text_20_body">
      <style:paragraph-properties fo:padding="0.049cm" fo:border="0.06pt solid #000000" style:shadow="#808080 0.18cm 0.18cm"/>
      <style:text-properties fo:font-style="italic" fo:font-weight="bold" officeooo:rsid="001124a6" officeooo:paragraph-rsid="001124a6"/>
    </style:style>
    <style:style style:name="P6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fo:font-style="italic" fo:font-weight="bold" officeooo:rsid="001124a6" officeooo:paragraph-rsid="001124a6"/>
    </style:style>
    <style:style style:name="P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fo:font-style="italic" fo:font-weight="bold"/>
    </style:style>
    <style:style style:name="P8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paragraph-rsid="0010fa67"/>
    </style:style>
    <style:style style:name="P9" style:family="paragraph" style:parent-style-name="Text_20_body">
      <style:paragraph-properties fo:text-align="center" style:justify-single-word="false" fo:break-before="page"/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officeooo:rsid="0010fa67"/>
    </style:style>
    <style:style style:name="T4" style:family="text">
      <style:text-properties officeooo:rsid="00107101"/>
    </style:style>
    <style:style style:name="T5" style:family="text">
      <style:text-properties officeooo:rsid="0010fa67"/>
    </style:style>
    <style:style style:name="T6" style:family="text">
      <style:text-properties officeooo:rsid="001124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quisiti</text:span>: bambini di qualunque età (anche da un anno, se camminano già, ma aiutati…) capitanati da un adulto.</text:p>
      <text:p text:style-name="P1"><text:span text:style-name="T1">Preparazione del gioco</text:span>: meglio sapere già chi sono i partecipanti, perché, se ci sono bimbi più piccoli, le squadre devono già essere pronte (potrebbero essere due o al massimo tre) con i nomi già assegnati (legati ai lavori che si fanno in casa ad esempio: i muratori, le casalinghe, gli idraulici, gli elettricisti, ecc..). Al capo-squadra verrà affidato un giocattolo legato al suo mestiere (un martello, un mestolo, una chiave inglese, ecc…). Prima di iniziare posizionare i bigliettini con gli indovinelli (dal 2° in poi). Per il tesoro: procurarsi un grande barattolo da posizionare nell’armadio-credenza del soggiorno, con tante caramelle di ogni tipo (ogni bambino dovrà riceverne almeno una: i primi che arrivano la riceveranno per primi!)</text:p>
      <text:p text:style-name="P1"><text:span text:style-name="T1">Svolgimento</text:span>: non ci saranno prove da superare od oggetti da reperire, ma solo indovinelli che rimandano a punti precisi della casa, dove le squadre troveranno i bigliettini.</text:p>
      <text:p text:style-name="P1">PRIMA SQUADRA:</text:p>
      <text:p text:style-name="P1">1° indovinello </text:p>
      <text:p text:style-name="P7">E’ alto, grande, ma soprattutto “freddo”</text:p>
      <text:p text:style-name="P7">Se ci metti dentro qualcosa</text:p>
      <text:p text:style-name="P7">Te lo mantiene fresco </text:p>
      <text:p text:style-name="P7">Anche dopo un anno…</text:p>
      <text:p text:style-name="P1">2° indovinello</text:p>
      <text:p text:style-name="P7">Fa rima con Beatrice</text:p>
      <text:p text:style-name="P7">Eppure non cuce</text:p>
      <text:p text:style-name="P7">Gira tanto e a volte fa rumore</text:p>
      <text:p text:style-name="P7">Ma aiuta la mamma a non faticare!</text:p>
      <text:p text:style-name="P1">3° indovinello:</text:p>
      <text:p text:style-name="P7">Fa uscire un liquido marroncino</text:p>
      <text:p text:style-name="P7">A mamma e papà può piacere macchiato o <text:span text:style-name="T4">amarino</text:span></text:p>
      <text:p text:style-name="P7">Quando è pronto lei <text:span text:style-name="T4">sputacchia</text:span> e…</text:p>
      <text:p text:style-name="P7">Attenti che se la tocchi scotta!</text:p>
      <text:p text:style-name="P1"/>
      <text:p text:style-name="P9">4° indovinello:</text:p>
      <text:p text:style-name="P8"><text:span text:style-name="T2">E’ magico e grande:</text:span> </text:p>
      <text:p text:style-name="P8"><text:span text:style-name="T2">ti fa vedere il Giappone o le Ande,</text:span> </text:p>
      <text:p text:style-name="P8"><text:span text:style-name="T2">è pieni di immagini e suoni,</text:span> </text:p>
      <text:p text:style-name="P8"><text:span text:style-name="T2">e va molto forte coi cartoni</text:span></text:p>
      <text:p text:style-name="P2"><text:span text:style-name="T5">5</text:span>° indovinello:</text:p>
      <text:p text:style-name="P7">Sono belle e sono buone</text:p>
      <text:p text:style-name="P7">Ma ai denti fanno un po’ male</text:p>
      <text:p text:style-name="P7">la mamma le nasconde nella credenza</text:p>
      <text:p text:style-name="P7">ma oggi nessuno rimarrà senza….</text:p>
      <text:p text:style-name="P1"><text:span text:style-name="T5">6</text:span>° indovinello</text:p>
      <text:p text:style-name="P8"><text:span text:style-name="T2">In questa casa che è uno splendore,</text:span> </text:p>
      <text:p text:style-name="P8"><text:span text:style-name="T2">c'è un posto segreto che </text:span><text:span text:style-name="T3">in cui non si </text:span><text:span text:style-name="T2">può </text:span><text:span text:style-name="T3">giocare</text:span> </text:p>
      <text:p text:style-name="P8"><text:span text:style-name="T2">ma </text:span><text:span text:style-name="T3">se hai mal di pancia </text:span><text:span text:style-name="T2">ci dev</text:span><text:span text:style-name="T3">i</text:span><text:span text:style-name="T2"> andare!!!</text:span></text:p>
      <text:p text:style-name="P1"><text:span text:style-name="T5">7</text:span>° indovinello</text:p>
      <text:p text:style-name="P7">E’ nascosta, non si vede</text:p>
      <text:p text:style-name="P7">Ma lavora e come deve!</text:p>
      <text:p text:style-name="P7">Sempre i piatti vuol lavare</text:p>
      <text:p text:style-name="P7">E in silenzio vuole stare!</text:p>
      <text:p text:style-name="P1"><text:span text:style-name="T5">8</text:span>° indovinello</text:p>
      <text:p text:style-name="P8"><text:span text:style-name="T2">Gira sempre di qua e di là</text:span> </text:p>
      <text:p text:style-name="P8"><text:span text:style-name="T2">un sacco di </text:span><text:span text:style-name="T3">rumore lui fa.</text:span><text:span text:style-name="T2">.</text:span> </text:p>
      <text:p text:style-name="P8"><text:span text:style-name="T2">Però credetemi quando </text:span><text:span text:style-name="T3">è contento </text:span></text:p>
      <text:p text:style-name="P8"><text:span text:style-name="T3">mangia di tutto sul paviemnto.</text:span></text:p>
      <text:p text:style-name="P1"><text:span text:style-name="T5">9</text:span>° indovinello</text:p>
      <text:p text:style-name="P7">Come è bello riposare</text:p>
      <text:p text:style-name="P7">Lui “sofà” si fa chiamare</text:p>
      <text:p text:style-name="P7">Non è un letto, ma si sa</text:p>
      <text:p text:style-name="P7">Fa dormire anche papà</text:p>
      <text:p text:style-name="P2"><text:soft-page-break/><text:span text:style-name="T5">10</text:span>° indovinello</text:p>
      <text:p text:style-name="P4">Con la scala nera nera</text:p>
      <text:p text:style-name="P4">al solaio non si va</text:p>
      <text:p text:style-name="P4">Ma se guardi bene bene</text:p>
      <text:p text:style-name="P4">nella pancia qualcosa ha.</text:p>
      <text:p text:style-name="P2"><text:span text:style-name="T5">11</text:span>° indovinello</text:p>
      <text:p text:style-name="P4">Con la scala nera nera</text:p>
      <text:p text:style-name="P4">al solaio non si va</text:p>
      <text:p text:style-name="P4">Ma se guardi bene bene</text:p>
      <text:p text:style-name="P4">nella pancia qualcosa ha.</text:p>
      <text:p text:style-name="P3"><text:span text:style-name="T5">12</text:span>° indovinello</text:p>
      <text:p text:style-name="P6">Con le scope della mamma</text:p>
      <text:p text:style-name="P6">chiuso e solo se ne sta</text:p>
      <text:p text:style-name="P6">pien di scatole di papà</text:p>
      <text:p text:style-name="P6">ma che cosa mai sarà?</text:p>
      <text:p text:style-name="P3"><text:span text:style-name="T5">13</text:span>° indovinello</text:p>
      <text:p text:style-name="P6">Serve ad andar veloci e lontano</text:p>
      <text:p text:style-name="P6">come un fulmine e forse più</text:p>
      <text:p text:style-name="P6">che cos'è lo hai già capito</text:p>
      <text:p text:style-name="P6">forza corri presto giù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29:43.332000000</meta:creation-date>
    <dc:date>2016-04-22T14:45:47.224000000</dc:date>
    <meta:editing-duration>PT8M24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3" meta:paragraph-count="68" meta:word-count="474" meta:character-count="2625" meta:non-whitespace-character-count="2209"/>
  </office:meta>
</office:document-meta>
</file>